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ucidatypewriter" svg:font-family="lucidatypewrit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officeooo:rsid="001f38e1" officeooo:paragraph-rsid="001f38e1" style:font-weight-asian="bold" style:font-weight-complex="bold"/>
    </style:style>
    <style:style style:name="P2" style:family="paragraph" style:parent-style-name="Standard">
      <style:text-properties fo:font-weight="bold" officeooo:rsid="001dced6" officeooo:paragraph-rsid="001dced6" style:font-weight-asian="bold" style:font-weight-complex="bold"/>
    </style:style>
    <style:style style:name="P3" style:family="paragraph" style:parent-style-name="Standard">
      <style:text-properties officeooo:rsid="001dced6" officeooo:paragraph-rsid="001dced6"/>
    </style:style>
    <style:style style:name="P4" style:family="paragraph" style:parent-style-name="Standard" style:list-style-name="L2">
      <style:text-properties officeooo:paragraph-rsid="001f38e1"/>
    </style:style>
    <style:style style:name="P5" style:family="paragraph" style:parent-style-name="Standard" style:list-style-name="L2">
      <style:text-properties officeooo:rsid="001f38e1" officeooo:paragraph-rsid="001f38e1"/>
    </style:style>
    <style:style style:name="P6" style:family="paragraph" style:parent-style-name="Standard" style:list-style-name="L3">
      <style:text-properties officeooo:paragraph-rsid="0020dbcb"/>
    </style:style>
    <style:style style:name="P7" style:family="paragraph" style:parent-style-name="Standard" style:list-style-name="L4">
      <style:text-properties officeooo:paragraph-rsid="0020dbcb"/>
    </style:style>
    <style:style style:name="P8" style:family="paragraph" style:parent-style-name="Standard" style:list-style-name="L4">
      <style:text-properties fo:font-style="normal" officeooo:paragraph-rsid="0020dbcb" style:font-style-asian="normal" style:font-style-complex="normal"/>
    </style:style>
    <style:style style:name="P9" style:family="paragraph" style:parent-style-name="Standard">
      <style:text-properties fo:font-style="normal" officeooo:rsid="0020dbcb" officeooo:paragraph-rsid="0020dbcb" style:font-style-asian="normal" style:font-style-complex="normal"/>
    </style:style>
    <style:style style:name="P10" style:family="paragraph" style:parent-style-name="Standard">
      <style:text-properties fo:font-style="normal" fo:font-weight="bold" officeooo:rsid="0020dbcb" officeooo:paragraph-rsid="0020dbcb" style:font-style-asian="normal" style:font-weight-asian="bold" style:font-style-complex="normal" style:font-weight-complex="bold"/>
    </style:style>
    <style:style style:name="P11" style:family="paragraph" style:parent-style-name="Standard">
      <style:text-properties fo:font-style="normal" fo:font-weight="bold" officeooo:paragraph-rsid="002200d6" style:font-style-asian="normal" style:font-weight-asian="bold" style:font-style-complex="normal" style:font-weight-complex="bold"/>
    </style:style>
    <style:style style:name="P12" style:family="paragraph" style:parent-style-name="Standard">
      <style:text-properties fo:font-style="normal" fo:font-weight="normal" officeooo:rsid="0020ef34" officeooo:paragraph-rsid="0020ef34" style:font-style-asian="normal" style:font-weight-asian="normal" style:font-style-complex="normal" style:font-weight-complex="normal"/>
    </style:style>
    <style:style style:name="P13" style:family="paragraph" style:parent-style-name="Standard">
      <style:text-properties fo:font-style="normal" fo:font-weight="normal" officeooo:paragraph-rsid="0020dbcb" style:font-style-asian="normal" style:font-weight-asian="normal" style:font-style-complex="normal" style:font-weight-complex="normal"/>
    </style:style>
    <style:style style:name="P14" style:family="paragraph" style:parent-style-name="Standard">
      <style:text-properties fo:font-style="normal" fo:font-weight="normal" officeooo:paragraph-rsid="002200d6" style:font-style-asian="normal" style:font-weight-asian="normal" style:font-style-complex="normal" style:font-weight-complex="normal"/>
    </style:style>
    <style:style style:name="P15" style:family="paragraph" style:parent-style-name="Standard" style:list-style-name="L1">
      <style:paragraph-properties fo:margin-left="0.9846in" fo:margin-right="0in" fo:text-indent="-0.25in" style:auto-text-indent="false"/>
      <style:text-properties officeooo:paragraph-rsid="001f38e1"/>
    </style:style>
    <style:style style:name="P16" style:family="paragraph" style:parent-style-name="Standard" style:list-style-name="L2">
      <style:paragraph-properties fo:margin-left="0.9846in" fo:margin-right="0in" fo:text-indent="-0.25in" style:auto-text-indent="false"/>
      <style:text-properties fo:font-style="normal" officeooo:paragraph-rsid="001f38e1" style:font-style-asian="normal" style:font-style-complex="normal"/>
    </style:style>
    <style:style style:name="P17" style:family="paragraph" style:parent-style-name="Standard" style:list-style-name="L2">
      <style:paragraph-properties fo:margin-left="0.9846in" fo:margin-right="0in" fo:text-indent="-0.25in" style:auto-text-indent="false"/>
      <style:text-properties fo:font-style="normal" officeooo:paragraph-rsid="00204ac4" style:font-style-asian="normal" style:font-style-complex="normal"/>
    </style:style>
    <style:style style:name="P18" style:family="paragraph" style:parent-style-name="Standard" style:list-style-name="L2">
      <style:paragraph-properties fo:margin-left="0.9846in" fo:margin-right="0in" fo:text-indent="-0.25in" style:auto-text-indent="false"/>
      <style:text-properties fo:font-style="normal" officeooo:rsid="001f38e1" officeooo:paragraph-rsid="001f38e1" style:font-style-asian="normal" style:font-style-complex="normal"/>
    </style:style>
    <style:style style:name="P19" style:family="paragraph" style:parent-style-name="Standard" style:list-style-name="L2">
      <style:paragraph-properties fo:margin-left="0.9846in" fo:margin-right="0in" fo:text-indent="-0.25in" style:auto-text-indent="false"/>
      <style:text-properties fo:font-style="normal" officeooo:rsid="00204ac4" officeooo:paragraph-rsid="00204ac4" style:font-style-asian="normal" style:font-style-complex="normal"/>
    </style:style>
    <style:style style:name="P20" style:family="paragraph" style:parent-style-name="Standard">
      <style:paragraph-properties fo:margin-left="0.9846in" fo:margin-right="0in" fo:text-indent="-0.25in" style:auto-text-indent="false"/>
      <style:text-properties fo:font-style="normal" officeooo:rsid="00204ac4" officeooo:paragraph-rsid="00204ac4" style:font-style-asian="normal" style:font-style-complex="normal"/>
    </style:style>
    <style:style style:name="P21" style:family="paragraph" style:parent-style-name="Standard" style:list-style-name="L2">
      <style:paragraph-properties fo:margin-left="0.4925in" fo:margin-right="0in" fo:text-indent="-0.25in" style:auto-text-indent="false"/>
      <style:text-properties fo:font-style="normal" officeooo:paragraph-rsid="00204ac4" style:font-style-asian="normal" style:font-style-complex="normal"/>
    </style:style>
    <style:style style:name="P22" style:family="paragraph" style:parent-style-name="Standard" style:list-style-name="L2">
      <style:paragraph-properties fo:margin-left="0.4925in" fo:margin-right="0in" fo:text-indent="-0.25in" style:auto-text-indent="false"/>
      <style:text-properties officeooo:paragraph-rsid="00204ac4"/>
    </style:style>
    <style:style style:name="P23" style:family="paragraph" style:parent-style-name="Standard">
      <style:paragraph-properties fo:margin-left="0in" fo:margin-right="0in" fo:text-indent="0in" style:auto-text-indent="false"/>
      <style:text-properties fo:font-style="normal" officeooo:rsid="00204ac4" officeooo:paragraph-rsid="00204ac4" style:font-style-asian="normal" style:font-style-complex="normal"/>
    </style:style>
    <style:style style:name="P24" style:family="paragraph" style:parent-style-name="Standard">
      <style:paragraph-properties fo:margin-left="0in" fo:margin-right="0in" fo:text-indent="0in" style:auto-text-indent="false"/>
      <style:text-properties fo:font-style="normal" officeooo:rsid="0020dbcb" officeooo:paragraph-rsid="0020dbcb" style:font-style-asian="normal" style:font-style-complex="normal"/>
    </style:style>
    <style:style style:name="P25" style:family="paragraph" style:parent-style-name="Standard">
      <style:paragraph-properties fo:margin-left="0in" fo:margin-right="0in" fo:text-indent="0in" style:auto-text-indent="false"/>
      <style:text-properties fo:font-style="normal" fo:font-weight="bold" officeooo:rsid="0020dbcb" officeooo:paragraph-rsid="0020dbcb" style:font-style-asian="normal" style:font-weight-asian="bold" style:font-style-complex="normal" style:font-weight-complex="bold"/>
    </style:style>
    <style:style style:name="P26" style:family="paragraph">
      <style:paragraph-properties fo:text-align="center"/>
    </style:style>
    <style:style style:name="P27" style:family="paragraph">
      <style:text-properties fo:font-style="italic" style:font-style-asian="italic" style:font-style-complex="italic"/>
    </style:style>
    <style:style style:name="P28" style:family="paragraph">
      <style:text-properties fo:color="#800000" fo:font-size="10pt" style:font-size-asian="10pt" style:font-size-complex="10pt"/>
    </style:style>
    <style:style style:name="P29" style:family="paragraph">
      <style:text-properties fo:color="#800080" fo:font-size="10pt" style:font-size-asian="10pt" style:font-size-complex="10pt"/>
    </style:style>
    <style:style style:name="P30" style:family="paragraph">
      <style:text-properties fo:color="#008080" fo:font-size="10pt" style:font-size-asian="10pt" style:font-size-complex="10pt"/>
    </style:style>
    <style:style style:name="T1" style:family="text">
      <style:text-properties officeooo:rsid="001f38e1"/>
    </style:style>
    <style:style style:name="T2" style:family="text">
      <style:text-properties fo:font-style="italic" officeooo:rsid="001f38e1" style:font-style-asian="italic" style:font-style-complex="italic"/>
    </style:style>
    <style:style style:name="T3" style:family="text">
      <style:text-properties fo:font-style="italic" officeooo:rsid="00204ac4" style:font-style-asian="italic" style:font-style-complex="italic"/>
    </style:style>
    <style:style style:name="T4" style:family="text">
      <style:text-properties fo:font-style="italic" officeooo:rsid="0020dbcb" style:font-style-asian="italic" style:font-style-complex="italic"/>
    </style:style>
    <style:style style:name="T5" style:family="text">
      <style:text-properties fo:font-style="italic" officeooo:rsid="0020ef34" style:font-style-asian="italic" style:font-style-complex="italic"/>
    </style:style>
    <style:style style:name="T6" style:family="text">
      <style:text-properties fo:font-style="normal" officeooo:rsid="001f38e1" style:font-style-asian="normal" style:font-style-complex="normal"/>
    </style:style>
    <style:style style:name="T7" style:family="text">
      <style:text-properties fo:font-style="normal" officeooo:rsid="00204ac4" style:font-style-asian="normal" style:font-style-complex="normal"/>
    </style:style>
    <style:style style:name="T8" style:family="text">
      <style:text-properties fo:font-style="normal" officeooo:rsid="0020dbcb" style:font-style-asian="normal" style:font-style-complex="normal"/>
    </style:style>
    <style:style style:name="T9" style:family="text">
      <style:text-properties officeooo:rsid="00204ac4"/>
    </style:style>
    <style:style style:name="T10" style:family="text">
      <style:text-properties officeooo:rsid="0020dbcb"/>
    </style:style>
    <style:style style:name="T11" style:family="text">
      <style:text-properties fo:color="#000000" style:font-name="lucidatypewriter" fo:font-size="10pt" fo:font-style="normal" officeooo:rsid="0020dbcb" style:font-name-asian="lucidatypewriter" style:font-size-asian="10pt" style:font-style-asian="normal" style:font-name-complex="lucidatypewriter" style:font-size-complex="10pt" style:font-style-complex="normal"/>
    </style:style>
    <style:style style:name="T12" style:family="text">
      <style:text-properties officeooo:rsid="0020ef34"/>
    </style:style>
    <style:style style:name="T13" style:family="text">
      <style:text-properties officeooo:rsid="002200d6"/>
    </style:style>
    <style:style style:name="T14" style:family="text">
      <style:text-properties fo:font-style="italic" style:font-style-asian="italic" style:font-style-complex="italic"/>
    </style:style>
    <style:style style:name="T15" style:family="text">
      <style:text-properties fo:color="#800000" fo:font-size="10pt" style:font-size-asian="10pt" style:font-size-complex="10pt"/>
    </style:style>
    <style:style style:name="T16" style:family="text">
      <style:text-properties fo:color="#800080" fo:font-size="10pt" style:font-size-asian="10pt" style:font-size-complex="10pt"/>
    </style:style>
    <style:style style:name="T17" style:family="text">
      <style:text-properties fo:color="#008080" fo:font-size="10pt" style:font-size-asian="10pt" style:font-size-complex="10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80000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800000" draw:fill="none" draw:fill-color="#ffffff" fo:min-height="0.18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80008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808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800000" draw:fill="none" draw:fill-color="#ffffff" fo:min-height="0.245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eliminaries :</text:p>
      <text:p text:style-name="P1"/>
      <text:list xml:id="list969012249" text:style-name="L1">
        <text:list-item>
          <text:p text:style-name="P15"><text:span text:style-name="T1">Compile the two executables in </text:span><text:span text:style-name="T2">tracking. </text:span><text:span text:style-name="T6">(Running </text:span><text:span text:style-name="T2">cmake ..</text:span><text:span text:style-name="T6"> then </text:span><text:span text:style-name="T2">make</text:span><text:span text:style-name="T6"> in </text:span><text:span text:style-name="T2">tracking/bin</text:span><text:span text:style-name="T6"> should be enough, it is only using OpenCV)</text:span></text:p>
        </text:list-item>
        <text:list-item>
          <text:p text:style-name="P15"><text:span text:style-name="T6">Compile the segmentation executable in </text:span><text:span text:style-name="T2">fixationSegment/bin</text:span><text:span text:style-name="T6"> (see later for the CUDA support)</text:span></text:p>
        </text:list-item>
      </text:list>
      <text:p text:style-name="P3"/>
      <text:p text:style-name="P3"/>
      <text:p text:style-name="P2">Folder structure for each video :</text:p>
      <text:p text:style-name="P3"><draw:rect text:anchor-type="paragraph" draw:z-index="22" draw:style-name="gr7" draw:text-style-name="P26" svg:width="6.4067in" svg:height="1.5106in" svg:x="0.228in" svg:y="0.1366in"><text:p/></draw:rect></text:p>
      <text:p text:style-name="P3"><draw:custom-shape text:anchor-type="paragraph" draw:z-index="0" draw:style-name="gr1" svg:width="1.448in" svg:height="0.7189in" svg:x="0.2693in" svg:y="0.0283in"><text:p text:style-name="P26">Data root folder</text:p><text:p text:style-name="P26">Example : <text:span text:style-name="T14">teaMaking</text:span></text:p><draw:enhanced-geometry svg:viewBox="0 0 21600 21600" draw:path-stretchpoint-x="10800" draw:path-stretchpoint-y="10800" draw:text-areas="?f3 ?f4 ?f5 ?f6" draw:type="round-rectangle" draw:modifiers="7924.6753246753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 draw:style-name="gr1" draw:text-style-name="P27" svg:width="0.9689in" svg:height="0.5106in" svg:x="2.1654in" svg:y="1.6161in"><text:p text:style-name="P26"><text:span text:style-name="T14">output</text:span></text:p><draw:enhanced-geometry svg:viewBox="0 0 21600 21600" draw:path-stretchpoint-x="10800" draw:path-stretchpoint-y="10800" draw:text-areas="?f3 ?f4 ?f5 ?f6" draw:type="round-rectangle" draw:modifiers="7924.6753246753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style-name="gr1" draw:text-style-name="P27" svg:width="0.9689in" svg:height="0.5106in" svg:x="3.478in" svg:y="0.0846in"><text:p text:style-name="P26"><text:span text:style-name="T14">image_save</text:span></text:p><draw:enhanced-geometry svg:viewBox="0 0 21600 21600" draw:path-stretchpoint-x="10800" draw:path-stretchpoint-y="10800" draw:text-areas="?f3 ?f4 ?f5 ?f6" draw:type="round-rectangle" draw:modifiers="7924.6753246753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 draw:style-name="gr1" draw:text-style-name="P27" svg:width="0.9689in" svg:height="0.5106in" svg:x="2.1862in" svg:y="0.0909in"><text:p text:style-name="P26"><text:span text:style-name="T14">data</text:span></text:p><draw:enhanced-geometry svg:viewBox="0 0 21600 21600" draw:path-stretchpoint-x="10800" draw:path-stretchpoint-y="10800" draw:text-areas="?f3 ?f4 ?f5 ?f6" draw:type="round-rectangle" draw:modifiers="7924.6753246753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 draw:style-name="gr2" svg:width="0.4689in" svg:height="0.198in" svg:x="1.7173in" svg:y="0.268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text:anchor-type="paragraph" draw:z-index="5" draw:style-name="gr3" draw:text-style-name="P26" svg:x1="2.1654in" svg:y1="0.0909in" svg:x2="2.1654in" svg:y2="4.7264in"><text:p/></draw:line><draw:line text:anchor-type="paragraph" draw:z-index="6" draw:style-name="gr3" draw:text-style-name="P26" svg:x1="3.4717in" svg:y1="0.0909in" svg:x2="3.4717in" svg:y2="1.372in"><text:p/></draw:line><draw:custom-shape text:anchor-type="paragraph" draw:z-index="7" draw:style-name="gr2" svg:width="0.3232in" svg:height="0.198in" svg:x="4.4465in" svg:y="0.268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8" draw:style-name="gr4" draw:text-style-name="P27" svg:width="1.1043in" svg:height="0.2504in" svg:x="4.8362in" svg:y="0.2472in"><draw:text-box><text:p><text:span text:style-name="T14">Log_data.txt</text:span></text:p></draw:text-box></draw:frame><draw:custom-shape text:anchor-type="paragraph" draw:z-index="9" draw:style-name="gr2" svg:width="0.3232in" svg:height="0.198in" svg:x="3.1547in" svg:y="0.268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0" draw:style-name="gr2" svg:width="0.3232in" svg:height="0.198in" svg:x="3.1547in" svg:y="1.759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text:anchor-type="paragraph" draw:z-index="11" draw:style-name="gr3" draw:text-style-name="P26" svg:x1="3.4717in" svg:y1="1.6661in" svg:x2="3.478in" svg:y2="3.8098in"><text:p/></draw:line><draw:frame text:anchor-type="paragraph" draw:z-index="12" draw:style-name="gr4" svg:width="1.1043in" svg:height="0.2504in" svg:x="3.5445in" svg:y="0.9138in"><draw:text-box><text:p>Images files</text:p></draw:text-box></draw:frame><draw:frame text:anchor-type="paragraph" draw:z-index="13" draw:style-name="gr4" svg:width="1.3024in" svg:height="0.376in" svg:x="2.228in" svg:y="3.9409in"><draw:text-box><text:p>Images of extracted fixations</text:p></draw:text-box></draw:frame><draw:frame text:anchor-type="paragraph" draw:z-index="14" draw:style-name="gr4" draw:text-style-name="P27" svg:width="1.3024in" svg:height="0.2504in" svg:x="2.228in" svg:y="4.4909in"><draw:text-box><text:p><text:span text:style-name="T14">save.mat</text:span></text:p></draw:text-box></draw:frame><draw:custom-shape text:anchor-type="paragraph" draw:z-index="15" draw:style-name="gr1" draw:text-style-name="P27" svg:width="0.9689in" svg:height="0.5106in" svg:x="3.478in" svg:y="1.6598in"><text:p text:style-name="P26"><text:span text:style-name="T14">imgs_fix</text:span></text:p><draw:enhanced-geometry svg:viewBox="0 0 21600 21600" draw:path-stretchpoint-x="10800" draw:path-stretchpoint-y="10800" draw:text-areas="?f3 ?f4 ?f5 ?f6" draw:type="round-rectangle" draw:modifiers="7924.6753246753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6" draw:style-name="gr1" draw:text-style-name="P27" svg:width="0.9689in" svg:height="0.5106in" svg:x="3.478in" svg:y="2.4472in"><text:p text:style-name="P26"><text:span text:style-name="T14">fix</text:span></text:p><draw:enhanced-geometry svg:viewBox="0 0 21600 21600" draw:path-stretchpoint-x="10800" draw:path-stretchpoint-y="10800" draw:text-areas="?f3 ?f4 ?f5 ?f6" draw:type="round-rectangle" draw:modifiers="7924.6753246753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7" draw:style-name="gr1" draw:text-style-name="P27" svg:width="0.9689in" svg:height="0.5106in" svg:x="3.478in" svg:y="3.2346in"><text:p text:style-name="P26"><text:span text:style-name="T14">segs</text:span></text:p><draw:enhanced-geometry svg:viewBox="0 0 21600 21600" draw:path-stretchpoint-x="10800" draw:path-stretchpoint-y="10800" draw:text-areas="?f3 ?f4 ?f5 ?f6" draw:type="round-rectangle" draw:modifiers="7924.6753246753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8" draw:style-name="gr5" draw:text-style-name="P26" svg:width="0.8858in" svg:height="0.3024in" svg:x="3.5299in" svg:y="0.8618in"><text:p/></draw:rect><draw:frame text:anchor-type="paragraph" draw:z-index="19" draw:style-name="gr6" draw:text-style-name="P28" svg:width="1.3961in" svg:height="0.1878in" svg:x="4.0925in" svg:y="1.1638in"><draw:text-box><text:p><text:span text:style-name="T15">Data from the FPV</text:span></text:p></draw:text-box></draw:frame><draw:rect text:anchor-type="paragraph" draw:z-index="20" draw:style-name="gr5" draw:text-style-name="P26" svg:width="2.265in" svg:height="0.5941in" svg:x="3.4571in" svg:y="0.039in"><text:p/></draw:rect><draw:frame text:anchor-type="paragraph" draw:z-index="21" draw:style-name="gr6" draw:text-style-name="P28" svg:width="1.3815in" svg:height="0.3343in" svg:x="5.3984in" svg:y="0.6327in"><draw:text-box><text:p><text:span text:style-name="T15">Result of the Gaze Tracking processing</text:span></text:p></draw:text-box></draw:frame></text:p>
      <text:p text:style-name="P3"/>
      <text:p text:style-name="P3"/>
      <text:p text:style-name="P3"/>
      <text:p text:style-name="P3"/>
      <text:p text:style-name="P3"/>
      <text:p text:style-name="P3"><draw:frame text:anchor-type="paragraph" draw:z-index="23" draw:style-name="gr6" draw:text-style-name="P29" svg:width="1.3815in" svg:height="0.1878in" svg:x="5.4882in" svg:y="0.1181in"><draw:text-box><text:p><text:span text:style-name="T16">Manually organized</text:span></text:p></draw:text-box></draw:frame></text:p>
      <text:p text:style-name="P3"/>
      <text:p text:style-name="P3"><draw:rect text:anchor-type="paragraph" draw:z-index="24" draw:style-name="gr8" draw:text-style-name="P26" svg:width="4.7169in" svg:height="3.2421in" svg:x="2.0299in" svg:y="0.0638in"><text:p/></draw:rec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text:anchor-type="paragraph" draw:z-index="25" draw:style-name="gr9" draw:text-style-name="P30" svg:width="1.5295in" svg:height="0.2453in" svg:x="6.0047in" svg:y="0.1854in"><draw:text-box><text:p><text:span text:style-name="T17">Generated</text:span></text:p></draw:text-box></draw:frame></text:p>
      <text:p text:style-name="P3"/>
      <text:p text:style-name="P3"/>
      <text:p text:style-name="P1">How to process a video?</text:p>
      <text:list xml:id="list1065668261" text:style-name="L2">
        <text:list-item>
          <text:p text:style-name="P5">Create the “Manually organized” part.</text:p>
        </text:list-item>
        <text:list-item>
          <text:p text:style-name="P4"><text:span text:style-name="T1">Run </text:span><text:span text:style-name="T2">./removeSaccades PATH_TO_ROOT_FOLDER</text:span></text:p>
        </text:list-item>
        <text:list-item>
          <text:p text:style-name="P16"><text:span text:style-name="T1">The algorithm call </text:span><text:span text:style-name="T2">trackGaze</text:span><text:span text:style-name="T1"> to remove the environment movement</text:span></text:p>
        </text:list-item>
        <text:list-item>
          <text:p text:style-name="P18">Detect fixations and show the results</text:p>
        </text:list-item>
        <text:list-item>
          <text:p text:style-name="P16"><text:span text:style-name="T1">Call </text:span><text:span text:style-name="T2">trackFixations </text:span><text:span text:style-name="T1">to track the found points on severals images</text:span></text:p>
        </text:list-item>
        <text:list-item>
          <text:p text:style-name="P16"><text:span text:style-name="T1">Subsample the videos where points are found, copy the found images in the root directory, copy the images with the fixations points drawn in </text:span><text:span text:style-name="T2">imgs_fix </text:span><text:span text:style-name="T1">and store all the informations in </text:span><text:span text:style-name="T2">save.mat</text:span></text:p>
        </text:list-item>
        <text:list-item>
          <text:p text:style-name="P21"><text:span text:style-name="T9">Run </text:span><text:span text:style-name="T3">./fixation2.sh PATH_TO_ROOT_FOLDER N</text:span></text:p>
        </text:list-item>
        <text:list-item>
          <text:p text:style-name="P19">Where N=0,1 or 2. 0 is for only using the fixation points. 1 to use a small pattern around it and 2 a bigger pattern.</text:p>
        </text:list-item>
        <text:list-item>
          <text:p text:style-name="P17"><text:soft-page-break/><text:span text:style-name="T9">This is gonna create the .fix files in the </text:span><text:span text:style-name="T3">fix </text:span><text:span text:style-name="T9"><text:s/>directory. These files are used for segmentation.</text:span></text:p>
        </text:list-item>
        <text:list-item>
          <text:p text:style-name="P22"><text:span text:style-name="T7">Run </text:span><text:span text:style-name="T3">./run_segment.sh PATH_TO_ROOT_FOLDER N</text:span></text:p>
        </text:list-item>
        <text:list-item>
          <text:p text:style-name="P19">Where N is the number of threads (Matlab instances)</text:p>
        </text:list-item>
        <text:list-item>
          <text:p text:style-name="P17"><text:span text:style-name="T9">This is calling the </text:span><text:span text:style-name="T3">segment </text:span><text:span text:style-name="T9">executable for segmenting every image in the root folder according to the corresponding .fix file.</text:span></text:p>
        </text:list-item>
        <text:list-item>
          <text:p text:style-name="P17"><text:span text:style-name="T9">The resulting segments are in </text:span><text:span text:style-name="T3">segs.</text:span></text:p>
        </text:list-item>
      </text:list>
      <text:p text:style-name="P20"/>
      <text:p text:style-name="P23">Tip : you can process the removeSaccades part on your own computer (this is not so long) then copy only the images extracted and the save.mat to a more powerful machine to do the segmentation part.</text:p>
      <text:p text:style-name="P23"/>
      <text:p text:style-name="P23"/>
      <text:p text:style-name="P25">Modifying the input data :</text:p>
      <text:p text:style-name="P24">If you want to modify the input data, you have to :</text:p>
      <text:list xml:id="list708463464" text:style-name="L3">
        <text:list-item>
          <text:p text:style-name="P6"><text:span text:style-name="T8">put the images of your videos in the </text:span><text:span text:style-name="T4">data </text:span><text:span text:style-name="T8">folder</text:span></text:p>
        </text:list-item>
      </text:list>
      <text:list xml:id="list1230948200" text:style-name="L4">
        <text:list-item>
          <text:p text:style-name="P7"><text:span text:style-name="T8">modify the macro </text:span><text:span text:style-name="T11">IMAGE_BASENAME</text:span><text:span text:style-name="T8"> in the beginning of </text:span><text:span text:style-name="T4">fixationSegment/trackingGaze.cpp and fixationSegment/trackingFixations.cpp</text:span></text:p>
        </text:list-item>
        <text:list-item>
          <text:p text:style-name="P7"><text:span text:style-name="T8">modify the </text:span><text:span text:style-name="T11">imageBasename</text:span><text:span text:style-name="T8"> variable in the beginning of </text:span><text:span text:style-name="T4">segmentation/removeSaccades.m</text:span></text:p>
        </text:list-item>
        <text:list-item>
          <text:p text:style-name="P8"><text:span text:style-name="T10">modify the few lines following (reading of the </text:span><text:span text:style-name="T4">Log_data.txt) </text:span><text:span text:style-name="T10">to read instead your new data. What's need to be set is only the </text:span><text:span text:style-name="T4">fixs</text:span><text:span text:style-name="T10"> variable.</text:span></text:p>
        </text:list-item>
      </text:list>
      <text:p text:style-name="P9"/>
      <text:p text:style-name="P9"/>
      <text:p text:style-name="P10">Compiling the CUDA version of the segmentation algorithm</text:p>
      <text:p text:style-name="P10">TODO</text:p>
      <text:p text:style-name="P10"/>
      <text:p text:style-name="P10"/>
      <text:p text:style-name="P10">Doing edgeDetection on buyukada and segmentation on shona</text:p>
      <text:p text:style-name="P12">You have to run the script on shona with the executable already compiled on buyukada.</text:p>
      <text:p text:style-name="P13"><text:span text:style-name="T10">In the middle of </text:span><text:span text:style-name="T4">seg.m</text:span><text:span text:style-name="T10"> you can choose between two different calls of </text:span><text:span text:style-name="T4">segment. </text:span><text:span text:style-name="T10">One of them will first call </text:span><text:span text:style-name="T5">segmentShonaBuyukada.sh </text:span><text:span text:style-name="T12">which is a script which calls via ssh the computation of the edgeboundary on buyukada. Buyukada will directly write on shona in a folder which would have been remotely mounted on buyukada (via sshfs for instance)</text:span></text:p>
      <text:p text:style-name="P14"><text:span text:style-name="T13">TO BE IMPROVED</text:span></text:p>
      <text:p text:style-name="P14"><text:span text:style-name="T13"/></text:p>
      <text:p text:style-name="P14"><text:span text:style-name="T13"/></text:p>
      <text:p text:style-name="P11"><text:span text:style-name="T13">NOTES</text:span></text:p>
      <text:p text:style-name="P14"><text:span text:style-name="T13">In the dispersionExtraction function in removeSaccades, there are two paramaters you can modify which are the dispersionThreshold and the durationThreshold. You may want to reduce the dispersionThreshold if the data is not shaky to improve results.</text:span></text:p>
      <text:p text:style-name="P14"><text:span text:style-name="T13">In the fixationSegment/segment.cpp, images are resized prior to segmentation to improve speed, you can choose the sizes (for GPU or CPU) at the beginning of the file.</text:span></text:p>
      <text:p text:style-name="P14"><text:span text:style-name="T13">Actually the tracking (for gaze and fixations) is very simple (Lukas Kanade). You may want to improve that in the fixations tracking so that the points are not fleeing away from the objetcs sometim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ucidatypewriter" svg:font-family="lucidatypewrit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asc </meta:initial-creator>
    <meta:creation-date>2011-08-30T16:34:20</meta:creation-date>
    <dc:date>2011-08-30T17:58:31</dc:date>
    <dc:creator>vasc </dc:creator>
    <meta:editing-duration>PT00H19M45S</meta:editing-duration>
    <meta:editing-cycles>2</meta:editing-cycles>
    <meta:generator>OpenOffice.org/3.2$Unix OpenOffice.org_project/320m19$Build-9505</meta:generator>
    <meta:document-statistic meta:table-count="0" meta:image-count="0" meta:object-count="0" meta:page-count="2" meta:paragraph-count="35" meta:word-count="514" meta:character-count="3097"/>
  </office:meta>
</office:document-meta>
</file>